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6494" officeooo:paragraph-rsid="00166494"/>
    </style:style>
    <style:style style:name="P2" style:family="paragraph" style:parent-style-name="Standard">
      <style:text-properties fo:font-weight="bold" officeooo:rsid="00035f93" officeooo:paragraph-rsid="0016fb27" style:font-weight-asian="bold" style:font-weight-complex="bold"/>
    </style:style>
    <style:style style:name="P3" style:family="paragraph" style:parent-style-name="Standard">
      <style:text-properties fo:font-weight="bold" officeooo:rsid="00054484" officeooo:paragraph-rsid="00183df1" style:font-weight-asian="bold" style:font-weight-complex="bold"/>
    </style:style>
    <style:style style:name="P4" style:family="paragraph" style:parent-style-name="Standard">
      <style:text-properties fo:font-weight="bold" officeooo:rsid="00183df1" officeooo:paragraph-rsid="00183df1" style:font-weight-asian="bold" style:font-weight-complex="bold"/>
    </style:style>
    <style:style style:name="P5" style:family="paragraph" style:parent-style-name="Standard">
      <style:text-properties fo:font-weight="bold" officeooo:rsid="000764ff" officeooo:paragraph-rsid="00183df1" style:font-weight-asian="bold" style:font-weight-complex="bold"/>
    </style:style>
    <style:style style:name="P6" style:family="paragraph" style:parent-style-name="Standard">
      <style:text-properties fo:font-weight="bold" officeooo:rsid="000a951e" officeooo:paragraph-rsid="0019d50a" style:font-weight-asian="bold" style:font-weight-complex="bold"/>
    </style:style>
    <style:style style:name="P7" style:family="paragraph" style:parent-style-name="Standard">
      <style:text-properties fo:font-weight="bold" officeooo:paragraph-rsid="001b6860" style:font-weight-asian="bold" style:font-weight-complex="bold"/>
    </style:style>
    <style:style style:name="P8" style:family="paragraph" style:parent-style-name="Standard">
      <style:text-properties fo:font-weight="normal" officeooo:rsid="0004ff52" officeooo:paragraph-rsid="0016fb27" style:font-weight-asian="normal" style:font-weight-complex="normal"/>
    </style:style>
    <style:style style:name="P9" style:family="paragraph" style:parent-style-name="Standard">
      <style:text-properties fo:font-weight="normal" officeooo:rsid="0016fb27" officeooo:paragraph-rsid="0016fb27" style:font-weight-asian="normal" style:font-weight-complex="normal"/>
    </style:style>
    <style:style style:name="P10" style:family="paragraph" style:parent-style-name="Standard">
      <style:text-properties fo:font-weight="normal" officeooo:rsid="00070337" officeooo:paragraph-rsid="00183df1" style:font-weight-asian="normal" style:font-weight-complex="normal"/>
    </style:style>
    <style:style style:name="P11" style:family="paragraph" style:parent-style-name="Standard">
      <style:text-properties fo:language="en" fo:country="US" fo:font-weight="normal" officeooo:rsid="000764ff" officeooo:paragraph-rsid="00183df1" style:font-weight-asian="normal" style:font-weight-complex="normal"/>
    </style:style>
    <style:style style:name="P12" style:family="paragraph" style:parent-style-name="Standard">
      <style:text-properties fo:language="en" fo:country="US" fo:font-weight="normal" officeooo:rsid="000868d6" officeooo:paragraph-rsid="00183df1" style:font-weight-asian="normal" style:font-weight-complex="normal"/>
    </style:style>
    <style:style style:name="P13" style:family="paragraph" style:parent-style-name="Standard">
      <style:text-properties fo:language="en" fo:country="US" fo:font-weight="normal" officeooo:rsid="0008f6a2" officeooo:paragraph-rsid="00183df1" style:font-weight-asian="normal" style:font-weight-complex="normal"/>
    </style:style>
    <style:style style:name="P14" style:family="paragraph" style:parent-style-name="Standard">
      <style:text-properties fo:language="en" fo:country="US" fo:font-weight="normal" officeooo:rsid="001873f5" officeooo:paragraph-rsid="001873f5" style:font-weight-asian="normal" style:font-weight-complex="normal"/>
    </style:style>
    <style:style style:name="P15" style:family="paragraph" style:parent-style-name="Standard">
      <style:text-properties fo:language="en" fo:country="US" fo:font-weight="normal" officeooo:rsid="001873f5" officeooo:paragraph-rsid="0019d50a" style:font-weight-asian="normal" style:font-weight-complex="normal"/>
    </style:style>
    <style:style style:name="P16" style:family="paragraph" style:parent-style-name="Standard">
      <style:text-properties fo:language="en" fo:country="US" fo:font-weight="normal" officeooo:rsid="0019d50a" officeooo:paragraph-rsid="0019d50a" style:font-weight-asian="normal" style:font-weight-complex="normal"/>
    </style:style>
    <style:style style:name="P17" style:family="paragraph" style:parent-style-name="Standard">
      <style:text-properties fo:language="en" fo:country="US" fo:font-weight="normal" officeooo:rsid="000cf4ef" officeooo:paragraph-rsid="0019d50a" style:font-weight-asian="normal" style:font-weight-complex="normal"/>
    </style:style>
    <style:style style:name="P18" style:family="paragraph" style:parent-style-name="Standard">
      <style:text-properties fo:language="en" fo:country="US" fo:font-weight="normal" officeooo:rsid="000cf4ef" officeooo:paragraph-rsid="001b6860" style:font-weight-asian="normal" style:font-weight-complex="normal"/>
    </style:style>
    <style:style style:name="P19" style:family="paragraph" style:parent-style-name="Standard">
      <style:text-properties fo:language="en" fo:country="US" fo:font-weight="normal" officeooo:rsid="000ebe45" officeooo:paragraph-rsid="0019d50a" style:font-weight-asian="normal" style:font-weight-complex="normal"/>
    </style:style>
    <style:style style:name="P20" style:family="paragraph" style:parent-style-name="Standard">
      <style:text-properties fo:language="en" fo:country="US" fo:font-weight="normal" officeooo:rsid="001b6860" officeooo:paragraph-rsid="001b6860" style:font-weight-asian="normal" style:font-weight-complex="normal"/>
    </style:style>
    <style:style style:name="P21" style:family="paragraph" style:parent-style-name="Standard">
      <style:text-properties fo:language="en" fo:country="US" fo:font-weight="normal" officeooo:rsid="00127559" officeooo:paragraph-rsid="001b6860" style:font-weight-asian="normal" style:font-weight-complex="normal"/>
    </style:style>
    <style:style style:name="P22" style:family="paragraph" style:parent-style-name="Standard">
      <style:text-properties fo:language="en" fo:country="US" fo:font-weight="normal" officeooo:rsid="0014d963" officeooo:paragraph-rsid="001b6860" style:font-weight-asian="normal" style:font-weight-complex="normal"/>
    </style:style>
    <style:style style:name="P23" style:family="paragraph" style:parent-style-name="Standard">
      <style:text-properties fo:language="en" fo:country="US" fo:font-weight="bold" officeooo:rsid="000ebe45" officeooo:paragraph-rsid="001b6860" style:font-weight-asian="bold" style:font-weight-complex="bold"/>
    </style:style>
    <style:style style:name="P24" style:family="paragraph" style:parent-style-name="Standard">
      <style:text-properties fo:language="en" fo:country="US" fo:font-weight="bold" officeooo:rsid="001272aa" officeooo:paragraph-rsid="001b6860" style:font-weight-asian="bold" style:font-weight-complex="bold"/>
    </style:style>
    <style:style style:name="P25" style:family="paragraph" style:parent-style-name="Standard">
      <style:text-properties fo:language="en" fo:country="US" fo:font-weight="bold" officeooo:rsid="0014d963" officeooo:paragraph-rsid="001b6860" style:font-weight-asian="bold" style:font-weight-complex="bold"/>
    </style:style>
    <style:style style:name="P26" style:family="paragraph" style:parent-style-name="Standard">
      <style:text-properties officeooo:rsid="000764ff" officeooo:paragraph-rsid="00183df1"/>
    </style:style>
    <style:style style:name="T1" style:family="text">
      <style:text-properties officeooo:rsid="0016fb27"/>
    </style:style>
    <style:style style:name="T2" style:family="text">
      <style:text-properties fo:font-weight="normal" style:font-weight-asian="normal" style:font-weight-complex="normal"/>
    </style:style>
    <style:style style:name="T3" style:family="text">
      <style:text-properties fo:font-weight="normal" officeooo:rsid="00043164" style:font-weight-asian="normal" style:font-weight-complex="normal"/>
    </style:style>
    <style:style style:name="T4" style:family="text">
      <style:text-properties fo:font-weight="normal" officeooo:rsid="00063ec6" style:font-weight-asian="normal" style:font-weight-complex="normal"/>
    </style:style>
    <style:style style:name="T5" style:family="text">
      <style:text-properties fo:font-weight="normal" officeooo:rsid="00070337" style:font-weight-asian="normal" style:font-weight-complex="normal"/>
    </style:style>
    <style:style style:name="T6" style:family="text">
      <style:text-properties officeooo:rsid="00043164"/>
    </style:style>
    <style:style style:name="T7" style:family="text">
      <style:text-properties officeooo:rsid="00063ec6"/>
    </style:style>
    <style:style style:name="T8" style:family="text">
      <style:text-properties fo:language="en" fo:country="US"/>
    </style:style>
    <style:style style:name="T9" style:family="text">
      <style:text-properties fo:language="en" fo:country="US" officeooo:rsid="000868d6"/>
    </style:style>
    <style:style style:name="T10" style:family="text">
      <style:text-properties fo:language="en" fo:country="US" fo:font-weight="normal" officeooo:rsid="000868d6" style:font-weight-asian="normal" style:font-weight-complex="normal"/>
    </style:style>
    <style:style style:name="T11" style:family="text">
      <style:text-properties fo:language="en" fo:country="US" fo:font-weight="normal" officeooo:rsid="0008f6a2" style:font-weight-asian="normal" style:font-weight-complex="normal"/>
    </style:style>
    <style:style style:name="T12" style:family="text">
      <style:text-properties fo:language="en" fo:country="US" officeooo:rsid="000ce730"/>
    </style:style>
    <style:style style:name="T13" style:family="text">
      <style:text-properties fo:language="en" fo:country="US" officeooo:rsid="000cf4ef"/>
    </style:style>
    <style:style style:name="T14" style:family="text">
      <style:text-properties fo:language="en" fo:country="US" officeooo:rsid="0014d963"/>
    </style:style>
    <style:style style:name="T15" style:family="text">
      <style:text-properties fo:font-weight="bold" officeooo:rsid="000b532c" style:font-weight-asian="bold" style:font-weight-complex="bold"/>
    </style:style>
    <style:style style:name="T16" style:family="text">
      <style:text-properties fo:font-weight="bold" officeooo:rsid="000ce730" style:font-weight-asian="bold" style:font-weight-complex="bold"/>
    </style:style>
    <style:style style:name="T17" style:family="text">
      <style:text-properties officeooo:rsid="0019d50a"/>
    </style:style>
    <style:style style:name="T18" style:family="text">
      <style:text-properties officeooo:rsid="0019f9a8"/>
    </style:style>
    <style:style style:name="T19" style:family="text">
      <style:text-properties officeooo:rsid="00111209"/>
    </style:style>
    <style:style style:name="T20" style:family="text">
      <style:text-properties officeooo:rsid="0011ce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cribe what the following line of code do: “ int<text:span text:style-name="T2"> ptr = &amp;var; “</text:span></text:p>
      <text:p text:style-name="P1"/>
      <text:p text:style-name="P1">- int* ptr = &amp;var;</text:p>
      <text:p text:style-name="P1"/>
      <text:p text:style-name="P1">създаваме пойнтър променлива ‘птр’ и присвояваме стойност в адреса на паметта на ‘вар’</text:p>
      <text:p text:style-name="P1"/>
      <text:p text:style-name="P2"><text:span text:style-name="T3">*</text:span><text:span text:style-name="T6">Explain the difference between a while loop and do-while loop</text:span><text:span text:style-name="T3">.</text:span></text:p>
      <text:p text:style-name="P1"/>
      <text:p text:style-name="P1">- в do/while условието в ‘до’ ще се изпълни поне веднъж докато стигнем условието, докато в ‘while’ ако <text:span text:style-name="T1">стойноста на променливата не отговаря на нашето условие няма да мине в кода под ‘while’</text:span></text:p>
      <text:p text:style-name="P1"/>
      <text:p text:style-name="P2"><text:span text:style-name="T3">*</text:span><text:span text:style-name="T6">Given a snippet of C++ code containing ‘for’ loop <text:s/>explain what the loop does, including how many times it iterates and why.</text:span></text:p>
      <text:p text:style-name="P2"/>
      <text:p text:style-name="P2">- </text:p>
      <text:p text:style-name="P8"><text:tab/><text:tab/>for( int I = 0; I <text:s/>&lt; 5; i++ )</text:p>
      <text:p text:style-name="P8"><text:tab/><text:tab/>{</text:p>
      <text:p text:style-name="P8"><text:tab/><text:tab/><text:tab/>cout &lt;&lt; I &lt;&lt; endl;</text:p>
      <text:p text:style-name="P8"><text:tab/><text:tab/>}</text:p>
      <text:p text:style-name="P8"/>
      <text:p text:style-name="P9">в първия ред декларираме цикъл с оператор ‘for’ <text:s/>вътре в условието му ще започнеме да итерираме от 0 (‘и = 0’) като крайната точка я задаваме със следващото условие (‘и &lt; 5’)</text:p>
      <text:p text:style-name="P9">по този начин си създаваме пет обхождания от 0 до 4, накрая с оператор ‘++’ ще инкремемтираме с 1 единица. Вътре в условието на цикъла на всяко обхождане ще принтираме (‘и’).</text:p>
      <text:p text:style-name="P9"/>
      <text:p text:style-name="P3"><text:span text:style-name="T2">*</text:span><text:span text:style-name="T7">Write about how functions prevent code duplication and give an example of a simple c++ code that calculate the square of a numbe</text:span><text:span text:style-name="T4">r.</text:span></text:p>
      <text:p text:style-name="P3"><text:span text:style-name="T4"/></text:p>
      <text:p text:style-name="P10">int main()</text:p>
      <text:p text:style-name="P10">{</text:p>
      <text:p text:style-name="P10"><text:tab/>int n, sum;</text:p>
      <text:p text:style-name="P10"><text:tab/>cin &gt;&gt; n ;</text:p>
      <text:p text:style-name="P10"/>
      <text:p text:style-name="P10"><text:tab/>sum = n * n;</text:p>
      <text:p text:style-name="P10"><text:tab/>cout &lt;&lt; “Square is: “ &lt;&lt; sum &lt;&lt; endl;</text:p>
      <text:p text:style-name="P10">}</text:p>
      <text:p text:style-name="P10"/>
      <text:p text:style-name="P4"><text:span text:style-name="T5">в </text:span><text:span text:style-name="T2">този случай имаме фунционалност която есъздадена и използвана в ‘main function’ .</text:span></text:p>
      <text:p text:style-name="P4"><text:span text:style-name="T2">Би се съдало проблем ако имаме по голяма програма която притежава повече логика и файлове, така лесно бихме се повторили някъде и бихме написали същата логика, затова вместо да правим такива експерименти по-добрия вариант е да създадем метод който да съдържа логиката и така когато имаме нужда от логиката да я преизползваме викайки метода.</text:span></text:p>
      <text:p text:style-name="P4"><text:span text:style-name="T2">Така бихме спестили време, излишно писане на код.</text:span></text:p>
      <text:p text:style-name="P4"><text:span text:style-name="T2"/></text:p>
      <text:p text:style-name="P11">nt SumSquare( int value )</text:p>
      <text:p text:style-name="P11">{</text:p>
      <text:p text:style-name="P11"><text:tab/>return value * value;</text:p>
      <text:p text:style-name="P11">}</text:p>
      <text:p text:style-name="P11"/>
      <text:p text:style-name="P11">Int main()</text:p>
      <text:p text:style-name="P11"><text:soft-page-break/>{</text:p>
      <text:p text:style-name="P11"><text:tab/>int n, squareN;</text:p>
      <text:p text:style-name="P11"/>
      <text:p text:style-name="P11"><text:tab/>cin &gt;&gt; n;</text:p>
      <text:p text:style-name="P11"><text:tab/>squareN = SumSquare(n);</text:p>
      <text:p text:style-name="P11"><text:tab/>cout &lt;&lt; “Square is: “ &lt;&lt; squareN &lt;&lt; endl;</text:p>
      <text:p text:style-name="P11">}</text:p>
      <text:p text:style-name="P11"><text:span text:style-name="T2"/></text:p>
      <text:p text:style-name="P11"><text:span text:style-name="T2"/></text:p>
      <text:p text:style-name="P5"><text:span text:style-name="T8">*</text:span><text:span text:style-name="T9">Discuss the importance of memory management in C++ and explain the difference between stack and heap memory allocation</text:span></text:p>
      <text:p text:style-name="P12"><text:span text:style-name="T2"/></text:p>
      <text:p text:style-name="P12"><text:span text:style-name="T2"/></text:p>
      <text:p text:style-name="P26"><text:span text:style-name="T10">- </text:span><text:span text:style-name="T11">int a;</text:span></text:p>
      <text:p text:style-name="P13"><text:s text:c="2"/>int arr[10];</text:p>
      <text:p text:style-name="P13"><text:s text:c="2"/>int a = 10;</text:p>
      <text:p text:style-name="P13"/>
      <text:p text:style-name="P14">Променливите по горе са декларирани в ‘stack’ паметта, в някой отношеноя тя е по-безопасна в сравнение с ‘heap’ паметта. В примерите по-горе наблюдаваме реално заделяне на памет. Полезното е че автоматично се заделя и автоматично се зачиства.</text:p>
      <text:p text:style-name="P14"/>
      <text:p text:style-name="P14">Относно ‘heap’ паметта лесно може да я достъпим с ключовата дума ‘new’ отпред и така ще си заделим място в тази памет. При ‘heap’ паметна не може да се възползваме от възможността да се зачиства използваната памет когато имаме такава потребност трябва да използваме така наречения ‘garbage collector’ да зачисти неизползваната памет. Също така в тази памет когато създаваме запис не е задължително нашия запис да бъде на едно място, примерно ако имаме масив с 10 елемента, 4 от тях могат да бъдат на един адрес, 6 от тях могат да бъдат на друг но това не променя нещата, че разполагаме с 1 цял масив.</text:p>
      <text:p text:style-name="P14"/>
      <text:p text:style-name="P15"><text:s/><text:span text:style-name="T15">*</text:span><text:span text:style-name="T16">Explain the concept of encapsulation and how it is achieved using classes.</text:span></text:p>
      <text:p text:style-name="P15"><text:span text:style-name="T16"/></text:p>
      <text:p text:style-name="P16">Енкапсулацията е подход който използваме за да си организираме нашата програма, пример може дадем с програма която складира книги в нея ще създадем клас с книги, клас с автор, клас с жанр и по същата логика вътре в тези класове ще имаме методи за различни функционалности, като добаване на книга, добаване на автор, принтиране на полета и така ще имаме лесно четима функционалност и добре организирана програма.</text:p>
      <text:p text:style-name="P16"/>
      <text:p text:style-name="P6"><text:span text:style-name="T12">*Describe how exceptions are used for error handling with </text:span><text:span text:style-name="T13">example of try catch block</text:span></text:p>
      <text:p text:style-name="P17"/>
      <text:p text:style-name="P17">try </text:p>
      <text:p text:style-name="P17">{</text:p>
      <text:p text:style-name="P17"><text:tab/>example that might not be fetched from the try</text:p>
      <text:p text:style-name="P17"><text:tab/>and if its not coughed it will throw the exception in the catch block</text:p>
      <text:p text:style-name="P17">}</text:p>
      <text:p text:style-name="P17">catch(exception e)</text:p>
      <text:p text:style-name="P17">{</text:p>
      <text:p text:style-name="P17"><text:tab/>your exception and its text(e);</text:p>
      <text:p text:style-name="P17">}</text:p>
      <text:p text:style-name="P17"/>
      <text:p text:style-name="P17">‘<text:span text:style-name="T17">try/catch’ генерално ни помага в нашата работа когато имаме някакво по-специфично задание </text:span></text:p>
      <text:p text:style-name="P16">примерно в прграма принтираща числа която има за условие от подадените числа да принтира само тези които са между 10 и <text:s/>20</text:p>
      <text:p text:style-name="P19"><text:soft-page-break/>Int n;</text:p>
      <text:p text:style-name="P19">cin &gt;&gt; n;</text:p>
      <text:p text:style-name="P19"/>
      <text:p text:style-name="P19">Try</text:p>
      <text:p text:style-name="P19">{</text:p>
      <text:p text:style-name="P19"><text:tab/>if ( n &lt;= 20 &amp;&amp; n &gt;=10)</text:p>
      <text:p text:style-name="P19"><text:tab/>{</text:p>
      <text:p text:style-name="P19"><text:tab/><text:tab/>cout &lt;&lt; n &lt;&lt; endl;</text:p>
      <text:p text:style-name="P19"><text:tab/>}</text:p>
      <text:p text:style-name="P19"><text:tab/>else</text:p>
      <text:p text:style-name="P19"><text:tab/>{</text:p>
      <text:p text:style-name="P19"><text:tab/><text:tab/>throw exception</text:p>
      <text:p text:style-name="P19"><text:tab/>}</text:p>
      <text:p text:style-name="P19">catch ( exception )</text:p>
      <text:p text:style-name="P19">{</text:p>
      <text:p text:style-name="P19"><text:tab/>cerr &lt;&lt; “Exception text” &lt;&lt; endl;</text:p>
      <text:p text:style-name="P19">}</text:p>
      <text:p text:style-name="P19"/>
      <text:p text:style-name="P16">в дадения случай ако излезнеме извън условието програмата ше влезе в написаното изключение и така ще подсети потребителя или нас самите че не сме из<text:span text:style-name="T18">пълни исканото от нас задание.</text:span></text:p>
      <text:p text:style-name="P16"/>
      <text:p text:style-name="P23">*<text:span text:style-name="T19">Write about the purpose and use of ‘ vector ‘ container</text:span></text:p>
      <text:p text:style-name="P23"/>
      <text:p text:style-name="P20">вектора е контейнер сходен на ‘листа’ и ‘масива’. Лесно можем да добавяме в него <text:span text:style-name="T20">‘push_back/front’ </text:span>разлики които съществува в сравнение с масиви са динамичното определяне на дължината като в масива трябва я зададем предварително тук тя се самооточнява като из начално разполага с 4 позиции като при достигане на 3-та позиция автоматично заделя нови 4 <text:s/>позиции. Във вектора може да складираме информация като променливи от различен тип и обекти, като при мсива нямаме тази възможност.</text:p>
      <text:p text:style-name="P20"/>
      <text:p text:style-name="P24">* Discuss the difference between pointers and references and provide scenarios where one might be preferred over another.</text:p>
      <text:p text:style-name="P18"/>
      <text:p text:style-name="P18">- </text:p>
      <text:p text:style-name="P21">int I = 5;</text:p>
      <text:p text:style-name="P21"/>
      <text:p text:style-name="P21">int *ptr = &amp;i; this is store to a variable and store the address of I;</text:p>
      <text:p text:style-name="P21"/>
      <text:p text:style-name="P21">int &amp;ref = I; reference for I or his alias;</text:p>
      <text:p text:style-name="P21"/>
      <text:p text:style-name="P20">Пойнтърите са променливи които съдържат адреса в паметта на друга променлива. Реферираме ги с оператор ‘*’ за да достъпим мястото в паметтта към което сочи.</text:p>
      <text:p text:style-name="P20"/>
      <text:p text:style-name="P20">Референциите може да се каже че са ‘’другото име’’ на вече съществуваща променлива и сходството с пойнтърите е че също така складират адрес на обект.</text:p>
      <text:p text:style-name="P20"/>
      <text:p text:style-name="P7"><text:span text:style-name="T13">*</text:span><text:span text:style-name="T14">Explain the concept of templates and how they support generic programming. Include a simple exam of a template function.</text:span></text:p>
      <text:p text:style-name="P25"/>
      <text:p text:style-name="P22">Template &lt;typename T&gt; T myMax(T x, T y)</text:p>
      <text:p text:style-name="P22">{</text:p>
      <text:p text:style-name="P22"><text:soft-page-break/><text:tab/>return (x &gt; y) ? x : y</text:p>
      <text:p text:style-name="P22">}</text:p>
      <text:p text:style-name="P22"/>
      <text:p text:style-name="P22">int main()</text:p>
      <text:p text:style-name="P22">{</text:p>
      <text:p text:style-name="P22"><text:tab/>cout &lt;&lt; myMax &lt;int&gt;(5, 8) &lt;&lt; endl;</text:p>
      <text:p text:style-name="P22"><text:tab/>cout &lt;&lt; myMax &lt;double(2.0, 8.0) &lt;&lt; endl;</text:p>
      <text:p text:style-name="P22"><text:tab/></text:p>
      <text:p text:style-name="P22"><text:tab/>return 0;</text:p>
      <text:p text:style-name="P22">}</text:p>
      <text:p text:style-name="P22"/>
      <text:p text:style-name="P20">Темплейт функциите могат да работят с различни видове данни като с един разписан темплейт може да се преизполва и да се улесним. Това са така наречените “generic data types”</text:p>
      <text:p text:style-name="P20">с други думи казано един темплейт ни дава възможността да използваме цял набор от такив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1T10:01:46.833564100</meta:creation-date>
    <meta:generator>LibreOffice/6.4.7.2$Linux_X86_64 LibreOffice_project/40$Build-2</meta:generator>
    <dc:date>2024-02-01T11:29:10.252875417</dc:date>
    <meta:editing-duration>PT24M22S</meta:editing-duration>
    <meta:editing-cycles>2</meta:editing-cycles>
    <meta:document-statistic meta:table-count="0" meta:image-count="0" meta:object-count="0" meta:page-count="4" meta:paragraph-count="95" meta:word-count="1019" meta:character-count="5714" meta:non-whitespace-character-count="4738"/>
  </office:meta>
</office:document-meta>
</file>